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IPA モナー Pゴシック" svg:font-family="'IPA モナー Pゴシック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 style:data-style-name="N108">
      <style:table-cell-properties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 style:data-style-name="N108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gr1" style:family="graphic">
      <style:graphic-properties draw:marker-end="Arrow"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2:Sheet1.J5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0"/>
        </table:table-row>
        <table:table-row table:style-name="ro2">
          <table:table-cell office:value-type="string">
            <text:p>図1</text:p>
          </table:table-cell>
          <table:table-cell table:style-name="ce1" office:value-type="string">
            <text:p>基本時間割</text:p>
          </table:table-cell>
          <table:table-cell table:style-name="ce1"/>
          <table:table-cell table:style-name="ce2" office:value-type="string">
            <text:p>月</text:p>
          </table:table-cell>
          <table:table-cell table:style-name="ce2" office:value-type="string">
            <text:p>火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木</text:p>
          </table:table-cell>
          <table:table-cell table:style-name="ce2" office:value-type="string">
            <text:p>金</text:p>
          </table:table-cell>
          <table:table-cell table:style-name="ce2" office:value-type="string">
            <text:p>土</text:p>
          </table:table-cell>
          <table:table-cell table:style-name="ce2" office:value-type="string">
            <text:p>日</text:p>
          </table:table-cell>
        </table:table-row>
        <table:table-row table:style-name="ro2">
          <table:table-cell/>
          <table:table-cell table:style-name="ce1" table:number-columns-repeated="2"/>
          <table:table-cell table:style-name="ce2" office:value-type="string">
            <text:p>講座A</text:p>
          </table:table-cell>
          <table:table-cell table:style-name="ce2" office:value-type="string">
            <text:p>講座B</text:p>
          </table:table-cell>
          <table:table-cell table:style-name="ce2" office:value-type="string">
            <text:p>講座C</text:p>
          </table:table-cell>
          <table:table-cell table:style-name="ce2" office:value-type="string">
            <text:p>講座D</text:p>
          </table:table-cell>
          <table:table-cell table:style-name="ce2" office:value-type="string">
            <text:p>講座E</text:p>
          </table:table-cell>
          <table:table-cell table:style-name="ce2" office:value-type="string">
            <text:p>講座F</text:p>
          </table:table-cell>
          <table:table-cell table:style-name="ce2" office:value-type="string">
            <text:p>講座G</text:p>
          </table:table-cell>
        </table:table-row>
        <table:table-row table:style-name="ro1">
          <table:table-cell table:number-columns-repeated="3"/>
          <table:table-cell>
            <draw:line table:end-cell-address="Sheet1.D9" table:end-x="1.048cm" table:end-y="0.202cm" draw:z-index="6" draw:style-name="gr1" draw:text-style-name="P1" svg:x1="1.048cm" svg:y1="0.186cm" svg:x2="1.048cm" svg:y2="2.328cm">
              <text:p/>
            </draw:line>
            <draw:line table:end-cell-address="Sheet1.D12" table:end-x="1.434cm" table:end-y="0.288cm" draw:z-index="13" draw:style-name="gr1" draw:text-style-name="P1" svg:x1="1.434cm" svg:y1="0.22cm" svg:x2="1.434cm" svg:y2="3.729cm">
              <text:p/>
            </draw:line>
          </table:table-cell>
          <table:table-cell>
            <draw:line table:end-cell-address="Sheet1.E9" table:end-x="1.046cm" table:end-y="0.202cm" draw:z-index="0" draw:style-name="gr1" draw:text-style-name="P1" svg:x1="1.046cm" svg:y1="0.186cm" svg:x2="1.046cm" svg:y2="2.328cm">
              <text:p/>
            </draw:line>
            <draw:line table:end-cell-address="Sheet1.E12" table:end-x="1.434cm" table:end-y="0.288cm" draw:z-index="7" draw:style-name="gr1" draw:text-style-name="P1" svg:x1="1.434cm" svg:y1="0.22cm" svg:x2="1.434cm" svg:y2="3.729cm">
              <text:p/>
            </draw:line>
          </table:table-cell>
          <table:table-cell>
            <draw:line table:end-cell-address="Sheet1.F9" table:end-x="1.047cm" table:end-y="0.202cm" draw:z-index="1" draw:style-name="gr1" draw:text-style-name="P1" svg:x1="1.047cm" svg:y1="0.186cm" svg:x2="1.047cm" svg:y2="2.328cm">
              <text:p/>
            </draw:line>
            <draw:line table:end-cell-address="Sheet1.F12" table:end-x="1.434cm" table:end-y="0.288cm" draw:z-index="8" draw:style-name="gr1" draw:text-style-name="P1" svg:x1="1.434cm" svg:y1="0.22cm" svg:x2="1.434cm" svg:y2="3.729cm">
              <text:p/>
            </draw:line>
          </table:table-cell>
          <table:table-cell>
            <draw:line table:end-cell-address="Sheet1.G9" table:end-x="1.047cm" table:end-y="0.202cm" draw:z-index="2" draw:style-name="gr1" draw:text-style-name="P1" svg:x1="1.047cm" svg:y1="0.186cm" svg:x2="1.047cm" svg:y2="2.328cm">
              <text:p/>
            </draw:line>
            <draw:line table:end-cell-address="Sheet1.G12" table:end-x="1.434cm" table:end-y="0.288cm" draw:z-index="9" draw:style-name="gr1" draw:text-style-name="P1" svg:x1="1.434cm" svg:y1="0.22cm" svg:x2="1.434cm" svg:y2="3.729cm">
              <text:p/>
            </draw:line>
          </table:table-cell>
          <table:table-cell>
            <draw:line table:end-cell-address="Sheet1.H9" table:end-x="1.047cm" table:end-y="0.202cm" draw:z-index="3" draw:style-name="gr1" draw:text-style-name="P1" svg:x1="1.047cm" svg:y1="0.186cm" svg:x2="1.047cm" svg:y2="2.328cm">
              <text:p/>
            </draw:line>
            <draw:line table:end-cell-address="Sheet1.H12" table:end-x="1.434cm" table:end-y="0.288cm" draw:z-index="10" draw:style-name="gr1" draw:text-style-name="P1" svg:x1="1.434cm" svg:y1="0.22cm" svg:x2="1.434cm" svg:y2="3.729cm">
              <text:p/>
            </draw:line>
          </table:table-cell>
          <table:table-cell>
            <draw:line table:end-cell-address="Sheet1.I9" table:end-x="1.047cm" table:end-y="0.202cm" draw:z-index="4" draw:style-name="gr1" draw:text-style-name="P1" svg:x1="1.047cm" svg:y1="0.186cm" svg:x2="1.047cm" svg:y2="2.328cm">
              <text:p/>
            </draw:line>
            <draw:line table:end-cell-address="Sheet1.I12" table:end-x="1.434cm" table:end-y="0.288cm" draw:z-index="11" draw:style-name="gr1" draw:text-style-name="P1" svg:x1="1.434cm" svg:y1="0.22cm" svg:x2="1.434cm" svg:y2="3.729cm">
              <text:p/>
            </draw:line>
          </table:table-cell>
          <table:table-cell>
            <draw:line table:end-cell-address="Sheet1.J9" table:end-x="1.047cm" table:end-y="0.202cm" draw:z-index="5" draw:style-name="gr1" draw:text-style-name="P1" svg:x1="1.047cm" svg:y1="0.186cm" svg:x2="1.047cm" svg:y2="2.328cm">
              <text:p/>
            </draw:line>
            <draw:line table:end-cell-address="Sheet1.J12" table:end-x="1.434cm" table:end-y="0.288cm" draw:z-index="12" draw:style-name="gr1" draw:text-style-name="P1" svg:x1="1.434cm" svg:y1="0.22cm" svg:x2="1.434cm" svg:y2="3.729cm">
              <text:p/>
            </draw:line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>
            <text:p>反映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2">
          <table:table-cell/>
          <table:table-cell table:style-name="ce1" office:value-type="string">
            <text:p>通常時間割</text:p>
          </table:table-cell>
          <table:table-cell table:style-name="ce1"/>
          <table:table-cell table:style-name="ce4" office:value-type="date" office:date-value="2011-04-11">
            <text:p>04/11（月）</text:p>
          </table:table-cell>
          <table:table-cell table:style-name="ce4" office:value-type="date" office:date-value="2011-04-12">
            <text:p>04/12（火）</text:p>
          </table:table-cell>
          <table:table-cell table:style-name="ce4" office:value-type="date" office:date-value="2011-04-13">
            <text:p>04/13（水）</text:p>
          </table:table-cell>
          <table:table-cell table:style-name="ce4" office:value-type="date" office:date-value="2011-04-14">
            <text:p>04/14（木）</text:p>
          </table:table-cell>
          <table:table-cell table:style-name="ce4" office:value-type="date" office:date-value="2011-04-15">
            <text:p>04/15（金）</text:p>
          </table:table-cell>
          <table:table-cell table:style-name="ce4" office:value-type="date" office:date-value="2011-04-16">
            <text:p>04/16（土）</text:p>
          </table:table-cell>
          <table:table-cell table:style-name="ce4" office:value-type="date" office:date-value="2011-04-17">
            <text:p>04/17（日）</text:p>
          </table:table-cell>
        </table:table-row>
        <table:table-row table:style-name="ro2">
          <table:table-cell/>
          <table:table-cell table:style-name="ce1" table:number-columns-repeated="2"/>
          <table:table-cell table:style-name="ce2" office:value-type="string">
            <text:p>講座A</text:p>
          </table:table-cell>
          <table:table-cell table:style-name="ce2" office:value-type="string">
            <text:p>講座B</text:p>
          </table:table-cell>
          <table:table-cell table:style-name="ce2" office:value-type="string">
            <text:p>講座C</text:p>
          </table:table-cell>
          <table:table-cell table:style-name="ce2" office:value-type="string">
            <text:p>講座D</text:p>
          </table:table-cell>
          <table:table-cell table:style-name="ce2" office:value-type="string">
            <text:p>講座E</text:p>
          </table:table-cell>
          <table:table-cell table:style-name="ce2" office:value-type="string">
            <text:p>講座F</text:p>
          </table:table-cell>
          <table:table-cell table:style-name="ce2" office:value-type="string">
            <text:p>講座G</text:p>
          </table:table-cell>
        </table:table-row>
        <table:table-row table:style-name="ro1">
          <table:table-cell/>
          <table:table-cell table:style-name="ce1" table:number-columns-repeated="9"/>
        </table:table-row>
        <table:table-row table:style-name="ro2">
          <table:table-cell table:number-columns-repeated="3"/>
          <table:table-cell table:style-name="ce4" office:value-type="date" office:date-value="2011-04-18">
            <text:p>04/18（月）</text:p>
          </table:table-cell>
          <table:table-cell table:style-name="ce4" office:value-type="date" office:date-value="2011-04-19">
            <text:p>04/19（火）</text:p>
          </table:table-cell>
          <table:table-cell table:style-name="ce4" office:value-type="date" office:date-value="2011-04-20">
            <text:p>04/20（水）</text:p>
          </table:table-cell>
          <table:table-cell table:style-name="ce4" office:value-type="date" office:date-value="2011-04-21">
            <text:p>04/21（木）</text:p>
          </table:table-cell>
          <table:table-cell table:style-name="ce4" office:value-type="date" office:date-value="2011-04-22">
            <text:p>04/22（金）</text:p>
          </table:table-cell>
          <table:table-cell table:style-name="ce4" office:value-type="date" office:date-value="2011-04-23">
            <text:p>04/23（土）</text:p>
          </table:table-cell>
          <table:table-cell table:style-name="ce4" office:value-type="date" office:date-value="2011-04-24">
            <text:p>04/24（日）</text:p>
          </table:table-cell>
        </table:table-row>
        <table:table-row table:style-name="ro2">
          <table:table-cell table:number-columns-repeated="3"/>
          <table:table-cell table:style-name="ce2" office:value-type="string">
            <text:p>講座A</text:p>
          </table:table-cell>
          <table:table-cell table:style-name="ce2" office:value-type="string">
            <text:p>講座B</text:p>
          </table:table-cell>
          <table:table-cell table:style-name="ce2" office:value-type="string">
            <text:p>講座C</text:p>
          </table:table-cell>
          <table:table-cell table:style-name="ce2" office:value-type="string">
            <text:p>講座D</text:p>
          </table:table-cell>
          <table:table-cell table:style-name="ce2" office:value-type="string">
            <text:p>講座E</text:p>
          </table:table-cell>
          <table:table-cell table:style-name="ce2" office:value-type="string">
            <text:p>講座F</text:p>
          </table:table-cell>
          <table:table-cell table:style-name="ce2" office:value-type="string">
            <text:p>講座G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>
            <draw:line table:end-cell-address="Sheet1.J17" table:end-x="1.969cm" table:end-y="0.393cm" draw:z-index="20" draw:style-name="gr2" draw:text-style-name="P1" svg:x1="0.164cm" svg:y1="0.393cm" svg:x2="20.225cm" svg:y2="0.393cm">
              <text:p/>
            </draw:line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>
            <text:p>図2</text:p>
          </table:table-cell>
          <table:table-cell table:style-name="ce1" office:value-type="string">
            <text:p>基本時間割</text:p>
          </table:table-cell>
          <table:table-cell table:style-name="ce1"/>
          <table:table-cell table:style-name="ce2" office:value-type="string">
            <text:p>月</text:p>
          </table:table-cell>
          <table:table-cell table:style-name="ce2" office:value-type="string">
            <text:p>火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木</text:p>
          </table:table-cell>
          <table:table-cell table:style-name="ce2" office:value-type="string">
            <text:p>金</text:p>
          </table:table-cell>
          <table:table-cell table:style-name="ce2" office:value-type="string">
            <text:p>土</text:p>
          </table:table-cell>
          <table:table-cell table:style-name="ce2" office:value-type="string">
            <text:p>日</text:p>
          </table:table-cell>
        </table:table-row>
        <table:table-row table:style-name="ro2">
          <table:table-cell/>
          <table:table-cell table:style-name="ce1" table:number-columns-repeated="2"/>
          <table:table-cell table:style-name="ce2" office:value-type="string">
            <text:p>講座A</text:p>
          </table:table-cell>
          <table:table-cell table:style-name="ce2" office:value-type="string">
            <text:p>講座B</text:p>
          </table:table-cell>
          <table:table-cell table:style-name="ce2" office:value-type="string">
            <text:p>講座C</text:p>
          </table:table-cell>
          <table:table-cell table:style-name="ce2" office:value-type="string">
            <text:p>講座D</text:p>
          </table:table-cell>
          <table:table-cell table:style-name="ce2" office:value-type="string">
            <text:p>講座E</text:p>
          </table:table-cell>
          <table:table-cell table:style-name="ce2" office:value-type="string">
            <text:p>講座F</text:p>
          </table:table-cell>
          <table:table-cell table:style-name="ce2" office:value-type="string">
            <text:p>講座G</text:p>
          </table:table-cell>
        </table:table-row>
        <table:table-row table:style-name="ro1">
          <table:table-cell table:number-columns-repeated="3"/>
          <table:table-cell>
            <draw:line table:end-cell-address="Sheet1.D28" table:end-x="1.048cm" table:end-y="0.362cm" draw:z-index="16" draw:style-name="gr1" draw:text-style-name="P1" svg:x1="1.048cm" svg:y1="0.186cm" svg:x2="1.048cm" svg:y2="2.488cm">
              <text:p/>
            </draw:line>
            <draw:line table:end-cell-address="Sheet1.D31" table:end-x="1.434cm" table:end-y="0.288cm" draw:z-index="19" draw:style-name="gr1" draw:text-style-name="P1" svg:x1="1.434cm" svg:y1="0.22cm" svg:x2="1.434cm" svg:y2="3.729cm">
              <text:p/>
            </draw:line>
          </table:table-cell>
          <table:table-cell/>
          <table:table-cell>
            <draw:line table:end-cell-address="Sheet1.F28" table:end-x="1.047cm" table:end-y="0.362cm" draw:z-index="14" draw:style-name="gr1" draw:text-style-name="P1" svg:x1="1.047cm" svg:y1="0.186cm" svg:x2="1.047cm" svg:y2="2.488cm">
              <text:p/>
            </draw:line>
            <draw:line table:end-cell-address="Sheet1.F31" table:end-x="1.434cm" table:end-y="0.288cm" draw:z-index="17" draw:style-name="gr1" draw:text-style-name="P1" svg:x1="1.434cm" svg:y1="0.22cm" svg:x2="1.434cm" svg:y2="3.729cm">
              <text:p/>
            </draw:line>
          </table:table-cell>
          <table:table-cell/>
          <table:table-cell>
            <draw:line table:end-cell-address="Sheet1.H28" table:end-x="1.047cm" table:end-y="0.362cm" draw:z-index="15" draw:style-name="gr1" draw:text-style-name="P1" svg:x1="1.047cm" svg:y1="0.186cm" svg:x2="1.047cm" svg:y2="2.488cm">
              <text:p/>
            </draw:line>
            <draw:line table:end-cell-address="Sheet1.H31" table:end-x="1.434cm" table:end-y="0.288cm" draw:z-index="18" draw:style-name="gr1" draw:text-style-name="P1" svg:x1="1.434cm" svg:y1="0.22cm" svg:x2="1.434cm" svg:y2="3.729cm">
              <text:p/>
            </draw:line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>
            <text:p>反映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月、水、金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>
            <text:p>通常時間割</text:p>
          </table:table-cell>
          <table:table-cell table:style-name="ce1"/>
          <table:table-cell table:style-name="ce5" office:value-type="date" office:date-value="2011-04-11">
            <text:p>04/11（月）</text:p>
          </table:table-cell>
          <table:table-cell table:style-name="ce4" office:value-type="date" office:date-value="2011-04-12">
            <text:p>04/12（火）</text:p>
          </table:table-cell>
          <table:table-cell table:style-name="ce5" office:value-type="date" office:date-value="2011-04-13">
            <text:p>04/13（水）</text:p>
          </table:table-cell>
          <table:table-cell table:style-name="ce4" office:value-type="date" office:date-value="2011-04-14">
            <text:p>04/14（木）</text:p>
          </table:table-cell>
          <table:table-cell table:style-name="ce5" office:value-type="date" office:date-value="2011-04-15">
            <text:p>04/15（金）</text:p>
          </table:table-cell>
          <table:table-cell table:style-name="ce4" office:value-type="date" office:date-value="2011-04-16">
            <text:p>04/16（土）</text:p>
          </table:table-cell>
          <table:table-cell table:style-name="ce4" office:value-type="date" office:date-value="2011-04-17">
            <text:p>04/17（日）</text:p>
          </table:table-cell>
        </table:table-row>
        <table:table-row table:style-name="ro2">
          <table:table-cell/>
          <table:table-cell table:style-name="ce1" table:number-columns-repeated="2"/>
          <table:table-cell table:style-name="ce2" office:value-type="string">
            <text:p>講座A</text:p>
          </table:table-cell>
          <table:table-cell table:style-name="ce2"/>
          <table:table-cell table:style-name="ce2" office:value-type="string">
            <text:p>講座C</text:p>
          </table:table-cell>
          <table:table-cell table:style-name="ce2"/>
          <table:table-cell table:style-name="ce2" office:value-type="string">
            <text:p>講座E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1" table:number-columns-repeated="9"/>
        </table:table-row>
        <table:table-row table:style-name="ro2">
          <table:table-cell table:number-columns-repeated="3"/>
          <table:table-cell table:style-name="ce5" office:value-type="date" office:date-value="2011-04-18">
            <text:p>04/18（月）</text:p>
          </table:table-cell>
          <table:table-cell table:style-name="ce4" office:value-type="date" office:date-value="2011-04-19">
            <text:p>04/19（火）</text:p>
          </table:table-cell>
          <table:table-cell table:style-name="ce5" office:value-type="date" office:date-value="2011-04-20">
            <text:p>04/20（水）</text:p>
          </table:table-cell>
          <table:table-cell table:style-name="ce4" office:value-type="date" office:date-value="2011-04-21">
            <text:p>04/21（木）</text:p>
          </table:table-cell>
          <table:table-cell table:style-name="ce5" office:value-type="date" office:date-value="2011-04-22">
            <text:p>04/22（金）</text:p>
          </table:table-cell>
          <table:table-cell table:style-name="ce4" office:value-type="date" office:date-value="2011-04-23">
            <text:p>04/23（土）</text:p>
          </table:table-cell>
          <table:table-cell table:style-name="ce4" office:value-type="date" office:date-value="2011-04-24">
            <text:p>04/24（日）</text:p>
          </table:table-cell>
        </table:table-row>
        <table:table-row table:style-name="ro2">
          <table:table-cell table:number-columns-repeated="3"/>
          <table:table-cell table:style-name="ce2" office:value-type="string">
            <text:p>講座A</text:p>
          </table:table-cell>
          <table:table-cell table:style-name="ce2"/>
          <table:table-cell table:style-name="ce2" office:value-type="string">
            <text:p>講座C</text:p>
          </table:table-cell>
          <table:table-cell table:style-name="ce2"/>
          <table:table-cell table:style-name="ce2" office:value-type="string">
            <text:p>講座E</text:p>
          </table:table-cell>
          <table:table-cell table:style-name="ce2"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>
            <draw:line table:end-cell-address="Sheet1.J36" table:end-x="1.969cm" table:end-y="0.32cm" draw:z-index="21" draw:style-name="gr2" draw:text-style-name="P1" svg:x1="0.164cm" svg:y1="0.319cm" svg:x2="20.225cm" svg:y2="0.32cm">
              <text:p/>
            </draw:line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>
            <text:p>図3</text:p>
          </table:table-cell>
          <table:table-cell table:style-name="ce1" office:value-type="string">
            <text:p>基本時間割</text:p>
          </table:table-cell>
          <table:table-cell table:style-name="ce1"/>
          <table:table-cell table:style-name="ce2" office:value-type="string">
            <text:p>月</text:p>
          </table:table-cell>
          <table:table-cell table:style-name="ce2" office:value-type="string">
            <text:p>火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木</text:p>
          </table:table-cell>
          <table:table-cell table:style-name="ce2" office:value-type="string">
            <text:p>金</text:p>
          </table:table-cell>
          <table:table-cell table:style-name="ce2" office:value-type="string">
            <text:p>土</text:p>
          </table:table-cell>
          <table:table-cell table:style-name="ce2" office:value-type="string">
            <text:p>日</text:p>
          </table:table-cell>
        </table:table-row>
        <table:table-row table:style-name="ro2">
          <table:table-cell/>
          <table:table-cell table:style-name="ce1" table:number-columns-repeated="2"/>
          <table:table-cell table:style-name="ce2" office:value-type="string">
            <text:p>講座A</text:p>
          </table:table-cell>
          <table:table-cell table:style-name="ce2" office:value-type="string">
            <text:p>講座B</text:p>
          </table:table-cell>
          <table:table-cell table:style-name="ce2" office:value-type="string">
            <text:p>講座C</text:p>
          </table:table-cell>
          <table:table-cell table:style-name="ce2" office:value-type="string">
            <text:p>講座D</text:p>
          </table:table-cell>
          <table:table-cell table:style-name="ce2" office:value-type="string">
            <text:p>講座E</text:p>
          </table:table-cell>
          <table:table-cell table:style-name="ce2" office:value-type="string">
            <text:p>講座F</text:p>
          </table:table-cell>
          <table:table-cell table:style-name="ce2" office:value-type="string">
            <text:p>講座G</text:p>
          </table:table-cell>
        </table:table-row>
        <table:table-row table:style-name="ro1">
          <table:table-cell table:number-columns-repeated="3"/>
          <table:table-cell>
            <draw:line table:end-cell-address="Sheet1.F47" table:end-x="0.78cm" table:end-y="0.415cm" draw:z-index="22" draw:style-name="gr1" draw:text-style-name="P1" svg:x1="0.998cm" svg:y1="0.141cm" svg:x2="5.297cm" svg:y2="2.541cm">
              <text:p/>
            </draw:line>
            <draw:line table:end-cell-address="Sheet1.E47" table:end-x="0.999cm" table:end-y="0.389cm" draw:z-index="23" draw:style-name="gr1" draw:text-style-name="P1" svg:x1="0.97cm" svg:y1="0.141cm" svg:x2="3.257cm" svg:y2="2.515cm">
              <text:p/>
            </draw:line>
            <draw:line table:end-cell-address="Sheet1.I50" table:end-x="0.84cm" table:end-y="0.358cm" draw:z-index="24" draw:style-name="gr1" draw:text-style-name="P1" svg:x1="0.998cm" svg:y1="0.113cm" svg:x2="12.131cm" svg:y2="3.799cm">
              <text:p/>
            </draw:line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>
            <text:p>反映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月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4/12,4/13,4/2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>
            <text:p>通常時間割</text:p>
          </table:table-cell>
          <table:table-cell table:style-name="ce1"/>
          <table:table-cell table:style-name="ce4" office:value-type="date" office:date-value="2011-04-11">
            <text:p>04/11（月）</text:p>
          </table:table-cell>
          <table:table-cell table:style-name="ce5" office:value-type="date" office:date-value="2011-04-12">
            <text:p>04/12（火）</text:p>
          </table:table-cell>
          <table:table-cell table:style-name="ce5" office:value-type="date" office:date-value="2011-04-13">
            <text:p>04/13（水）</text:p>
          </table:table-cell>
          <table:table-cell table:style-name="ce4" office:value-type="date" office:date-value="2011-04-14">
            <text:p>04/14（木）</text:p>
          </table:table-cell>
          <table:table-cell table:style-name="ce4" office:value-type="date" office:date-value="2011-04-15">
            <text:p>04/15（金）</text:p>
          </table:table-cell>
          <table:table-cell table:style-name="ce4" office:value-type="date" office:date-value="2011-04-16">
            <text:p>04/16（土）</text:p>
          </table:table-cell>
          <table:table-cell table:style-name="ce4" office:value-type="date" office:date-value="2011-04-17">
            <text:p>04/17（日）</text:p>
          </table:table-cell>
        </table:table-row>
        <table:table-row table:style-name="ro2">
          <table:table-cell/>
          <table:table-cell table:style-name="ce1" table:number-columns-repeated="2"/>
          <table:table-cell table:style-name="ce2"/>
          <table:table-cell table:style-name="ce2" office:value-type="string">
            <text:p>講座A</text:p>
          </table:table-cell>
          <table:table-cell table:style-name="ce2" office:value-type="string">
            <text:p>講座A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1" table:number-columns-repeated="9"/>
        </table:table-row>
        <table:table-row table:style-name="ro2">
          <table:table-cell table:number-columns-repeated="3"/>
          <table:table-cell table:style-name="ce4" office:value-type="date" office:date-value="2011-04-18">
            <text:p>04/18（月）</text:p>
          </table:table-cell>
          <table:table-cell table:style-name="ce4" office:value-type="date" office:date-value="2011-04-19">
            <text:p>04/19（火）</text:p>
          </table:table-cell>
          <table:table-cell table:style-name="ce4" office:value-type="date" office:date-value="2011-04-20">
            <text:p>04/20（水）</text:p>
          </table:table-cell>
          <table:table-cell table:style-name="ce4" office:value-type="date" office:date-value="2011-04-21">
            <text:p>04/21（木）</text:p>
          </table:table-cell>
          <table:table-cell table:style-name="ce4" office:value-type="date" office:date-value="2011-04-22">
            <text:p>04/22（金）</text:p>
          </table:table-cell>
          <table:table-cell table:style-name="ce5" office:value-type="date" office:date-value="2011-04-23">
            <text:p>04/23（土）</text:p>
          </table:table-cell>
          <table:table-cell table:style-name="ce4" office:value-type="date" office:date-value="2011-04-24">
            <text:p>04/24（日）</text:p>
          </table:table-cell>
        </table:table-row>
        <table:table-row table:style-name="ro2">
          <table:table-cell table:number-columns-repeated="3"/>
          <table:table-cell table:style-name="ce2" table:number-columns-repeated="5"/>
          <table:table-cell table:style-name="ce2" office:value-type="string">
            <text:p>講座A</text:p>
          </table:table-cell>
          <table:table-cell table:style-name="ce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IPA モナー Pゴシック" svg:font-family="'IPA モナー Pゴシック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IPA モナー Pゴシック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 number:style="long"/>
      <number:text>/</number:text>
      <number:day number:style="long"/>
      <number:text>（</number:text>
      <number:day-of-week number:calendar="gengou"/>
      <number:text>）</number:text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2011/04/06</text:date>, <text:time>13:52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6T12:00:22</meta:creation-date>
    <dc:date>2011-04-06T13:52:33</dc:date>
    <meta:editing-duration>PT00H06M01S</meta:editing-duration>
    <meta:editing-cycles>2</meta:editing-cycles>
    <meta:generator>OpenOffice.org/3.2$Linux OpenOffice.org_project/320m18$Build-9502</meta:generator>
    <meta:document-statistic meta:table-count="1" meta:cell-count="122" meta:object-count="25"/>
  </office:meta>
</office:document-meta>
</file>